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ubtitle">
      <style:text-properties officeooo:rsid="0012e573" officeooo:paragraph-rsid="0012e573"/>
    </style:style>
    <style:style style:name="P2" style:family="paragraph" style:parent-style-name="Text_20_body">
      <style:text-properties officeooo:rsid="001ebd31" officeooo:paragraph-rsid="001ebd31"/>
    </style:style>
    <style:style style:name="P3" style:family="paragraph" style:parent-style-name="Text_20_body">
      <style:text-properties officeooo:paragraph-rsid="00204b38"/>
    </style:style>
    <style:style style:name="P4" style:family="paragraph" style:parent-style-name="Text_20_body">
      <style:text-properties officeooo:rsid="00263bf2" officeooo:paragraph-rsid="00263bf2"/>
    </style:style>
    <style:style style:name="P5" style:family="paragraph" style:parent-style-name="Text_20_body">
      <style:text-properties officeooo:rsid="0012e573" officeooo:paragraph-rsid="0012e573"/>
    </style:style>
    <style:style style:name="P6" style:family="paragraph" style:parent-style-name="Text_20_body">
      <style:text-properties officeooo:paragraph-rsid="00204b38"/>
    </style:style>
    <style:style style:name="P7" style:family="paragraph" style:parent-style-name="Text_20_body">
      <style:text-properties officeooo:rsid="0027a69a" officeooo:paragraph-rsid="0027a69a"/>
    </style:style>
    <style:style style:name="P8" style:family="paragraph" style:parent-style-name="Heading_20_1">
      <style:text-properties officeooo:rsid="0012e573" officeooo:paragraph-rsid="0012e573"/>
    </style:style>
    <style:style style:name="P9" style:family="paragraph" style:parent-style-name="Heading_20_1">
      <style:text-properties officeooo:rsid="00263bf2" officeooo:paragraph-rsid="00263bf2"/>
    </style:style>
    <style:style style:name="P10" style:family="paragraph" style:parent-style-name="Heading_20_1">
      <style:text-properties officeooo:rsid="0019e778" officeooo:paragraph-rsid="0019e778"/>
    </style:style>
    <style:style style:name="P11" style:family="paragraph" style:parent-style-name="Heading_20_1">
      <style:text-properties officeooo:rsid="001ebd31" officeooo:paragraph-rsid="001ebd31"/>
    </style:style>
    <style:style style:name="P12" style:family="paragraph" style:parent-style-name="Heading_20_1">
      <style:text-properties officeooo:rsid="001ebd31" officeooo:paragraph-rsid="0027a69a"/>
    </style:style>
    <style:style style:name="T1" style:family="text">
      <style:text-properties officeooo:rsid="0011befd"/>
    </style:style>
    <style:style style:name="T2" style:family="text">
      <style:text-properties officeooo:rsid="001ebd31"/>
    </style:style>
    <style:style style:name="T3" style:family="text">
      <style:text-properties officeooo:rsid="00263bf2"/>
    </style:style>
    <style:style style:name="T4" style:family="text">
      <style:text-properties officeooo:rsid="0027a69a"/>
    </style:style>
    <style:style style:name="T5" style:family="text">
      <style:text-properties officeooo:rsid="00294d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N</text:span>eighbor protocol</text:p>
      <text:p text:style-name="P1">Протокол соседей</text:p>
      <text:h text:style-name="P8" text:outline-level="1">Назначение</text:h>
      <text:p text:style-name="P5">Протокол предназначен для обнаружения соседних узлов в зоне доступа и предоставления информации о себе соседям. Информация об узлах распространяется широковещательными сообщениями, так же как и запросы предоставления информации о соседних узлах.</text:p>
      <text:h text:style-name="P9" text:outline-level="1">Алгоритм работы</text:h>
      <text:p text:style-name="P4">Прием и передача ШВС два не связанных процесса. Тоесть после передачи ШВС функция завершает работу и не ожидает приема. Идея заключается в том, что узел может получить ШВС не запрашивая его, так как это сделает его сосед.</text:p>
      <text:h text:style-name="P10" text:outline-level="1">Запрос информации о соседних узлах</text:h>
      <text:p text:style-name="P2">Neighbor Request (NREQ) – широковещательный запрос информации о соседних узлах. Запрос формируется узлом при отсутсвии информации о соседях и через определенные<text:span text:style-name="T3">(случайные)</text:span> интервалы времени (5-10 минут).</text:p>
      <text:h text:style-name="P11" text:outline-level="1">Пакет информации об узле</text:h>
      <text:p text:style-name="P3"><text:span text:style-name="T2">Neighbor Info (Ninfo) – широковещательный пакет с уведомлением о параметрах узла. Пакет уведомления отправляеться по запросу и <text:s/>при изменении сетевых параметров узла.</text:span> </text:p>
      <text:h text:style-name="P12" text:outline-level="1"><text:span text:style-name="T4">Точка доступа</text:span></text:h>
      <text:p text:style-name="P7">Точка доступа распрост<text:span text:style-name="T5">р</text:span>аняет иформацию о себе с ETX=0 <text:span text:style-name="T5">и это значение не меняется.</text:span></text:p>
      <text:p text:style-name="P7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11:34:04.277086007</meta:creation-date>
    <meta:generator>LibreOffice/6.0.7.3$Linux_X86_64 LibreOffice_project/00m0$Build-3</meta:generator>
    <dc:date>2019-09-26T09:21:59.222372105</dc:date>
    <meta:editing-duration>PT1H45M8S</meta:editing-duration>
    <meta:editing-cycles>16</meta:editing-cycles>
    <meta:document-statistic meta:table-count="0" meta:image-count="0" meta:object-count="0" meta:page-count="1" meta:paragraph-count="12" meta:word-count="144" meta:character-count="1046" meta:non-whitespace-character-count="910"/>
  </office:meta>
</office:document-meta>
</file>